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5 Sheet1.B1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 style:data-style-name="N2" text:time-value="11:08:07.808656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3:18:29.252131010</meta:creation-date>
    <dc:date>2017-09-16T11:14:47.254585248</dc:date>
    <meta:editing-duration>PT9M26S</meta:editing-duration>
    <meta:editing-cycles>3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5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" chart:class="chart:scatter">
            <chart:domain table:cell-range-address="Sheet1.A1:Sheet1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5</svg:desc>
                </draw:g>
              </table:table-cell>
              <table:table-cell office:value-type="float" office:value="5">
                <text:p>5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